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20.103cm" svg:y="8.58cm">
            <draw:object draw:notify-on-update-of-ranges="Sheet1.C11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16cm" svg:y="0.551cm">
            <draw:object draw:notify-on-update-of-ranges="Sheet1.A2:Sheet1.A5 Sheet1.B2:Sheet1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of node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3511" calcext:value-type="float">
            <text:p>0.2135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3511" calcext:value-type="float">
            <text:p>0.453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3511" calcext:value-type="float">
            <text:p>0.513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4966" calcext:value-type="float">
            <text:p>0.704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1:27:17.48550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0:25:14.881277487</meta:creation-date>
    <meta:generator>LibreOffice/6.4.7.2$Linux_X86_64 LibreOffice_project/40$Build-2</meta:generator>
    <dc:date>2022-09-12T11:38:21.118855419</dc:date>
    <meta:editing-duration>PT52S</meta:editing-duration>
    <meta:editing-cycles>2</meta:editing-cycles>
    <meta:document-statistic meta:table-count="1" meta:cell-count="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C11:Sheet1.C11" chart:data-source-has-labels="both" svg:x="0.319cm" svg:y="0.18cm" svg:width="15.15cm" svg:height="8.646cm">
          <chartooo:coordinate-region svg:x="0.94cm" svg:y="0.379cm" svg:width="14.529cm" svg:height="8.248cm"/>
          <chart:axis chart:dimension="x" chart:name="primary-x" chart:style-name="ch4"/>
          <chart:axis chart:dimension="y" chart:name="primary-y" chart:style-name="ch4">
            <chart:grid chart:style-name="ch5" chart:class="min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5" chart:data-source-has-labels="column" svg:x="0.32cm" svg:y="0.18cm" svg:width="12.508cm" svg:height="8.64cm">
          <chartooo:coordinate-region svg:x="1.047cm" svg:y="0.379cm" svg:width="11.687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5</svg:desc>
                </draw:g>
              </table:table-cell>
              <table:table-cell office:value-type="float" office:value="0.213511">
                <text:p>0.213511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3511">
                <text:p>0.4535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13511">
                <text:p>0.5135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04966">
                <text:p>0.7049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